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6">
            <text:p>SUERC-2496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965.0">
            <text:p>9965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97">
            <text:p>-26.9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79">
            <text:p>SUERC-2579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817.0">
            <text:p>9817.0</text:p>
          </table:table-cell>
          <table:table-cell office:value-type="float" office:value="67.0">
            <text:p>6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97">
            <text:p>-26.9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78">
            <text:p>SUERC-2578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834.0">
            <text:p>9834.0</text:p>
          </table:table-cell>
          <table:table-cell office:value-type="float" office:value="67.0">
            <text:p>6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68">
            <text:p>-2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12">
            <text:p>SUERC-2512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8227.0">
            <text:p>8227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4">
            <text:p>-10.44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11">
            <text:p>SUERC-2511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7689.0">
            <text:p>7689.0</text:p>
          </table:table-cell>
          <table:table-cell office:value-type="float" office:value="38.0">
            <text:p>38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0.12">
            <text:p>-10.12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3">
            <text:p>SUERC-2493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945.0">
            <text:p>9945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68">
            <text:p>-2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9">
            <text:p>SUERC-2509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8152.0">
            <text:p>8152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8">
            <text:p>-8.98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1">
            <text:p>SUERC-2491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296.0">
            <text:p>9296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4.08">
            <text:p>-2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3">
            <text:p>SUERC-2503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9301.0">
            <text:p>9301.0</text:p>
          </table:table-cell>
          <table:table-cell office:value-type="float" office:value="54.0">
            <text:p>5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54">
            <text:p>-20.5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2">
            <text:p>SUERC-2502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9308.0">
            <text:p>9308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26">
            <text:p>-20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030">
            <text:p>UBA-35030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710.947801004804">
            <text:p>710.947801004804</text:p>
          </table:table-cell>
          <table:table-cell office:value-type="float" office:value="28.9188">
            <text:p>28.9188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10">
            <text:p>SUERC-2510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8084.0">
            <text:p>8084.0</text:p>
          </table:table-cell>
          <table:table-cell office:value-type="float" office:value="41.0">
            <text:p>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3">
            <text:p>-9.23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032">
            <text:p>UBA-35032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3055.61123925706">
            <text:p>3055.61123925706</text:p>
          </table:table-cell>
          <table:table-cell office:value-type="float" office:value="29.7221">
            <text:p>29.7221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3">
            <text:p>-0.63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031">
            <text:p>UBA-35031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2707.22046886859">
            <text:p>2707.22046886859</text:p>
          </table:table-cell>
          <table:table-cell office:value-type="float" office:value="24.9023">
            <text:p>24.9023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7">
            <text:p>SUERC-2497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8698.0">
            <text:p>8698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37">
            <text:p>-16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2">
            <text:p>SUERC-2492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714.0">
            <text:p>9714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4.44">
            <text:p>-24.4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HV-17820">
            <text:p>HV-17820</text:p>
          </table:table-cell>
          <table:table-cell office:value-type="float" office:value="53.25">
            <text:p>53.25</text:p>
          </table:table-cell>
          <table:table-cell office:value-type="float" office:value="-4.29">
            <text:p>-4.29</text:p>
          </table:table-cell>
          <table:table-cell office:value-type="float" office:value="4035.0">
            <text:p>403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3">
            <text:p>-2.3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HV-17819">
            <text:p>HV-17819</text:p>
          </table:table-cell>
          <table:table-cell office:value-type="float" office:value="53.25">
            <text:p>53.25</text:p>
          </table:table-cell>
          <table:table-cell office:value-type="float" office:value="-4.29">
            <text:p>-4.29</text:p>
          </table:table-cell>
          <table:table-cell office:value-type="float" office:value="7255.0">
            <text:p>725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3">
            <text:p>-7.4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CI-192868">
            <text:p>UCI-192868</text:p>
          </table:table-cell>
          <table:table-cell office:value-type="float" office:value="53.25">
            <text:p>53.25</text:p>
          </table:table-cell>
          <table:table-cell office:value-type="float" office:value="-4.59">
            <text:p>-4.59</text:p>
          </table:table-cell>
          <table:table-cell office:value-type="float" office:value="1920.0">
            <text:p>1920.0</text:p>
          </table:table-cell>
          <table:table-cell office:value-type="float" office:value="180.0">
            <text:p>1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3">
            <text:p>-0.33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6">
            <text:p>SUERC-2506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10654.0">
            <text:p>10654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9.43">
            <text:p>-29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72897">
            <text:p>SUERC-72897</text:p>
          </table:table-cell>
          <table:table-cell office:value-type="float" office:value="53.25">
            <text:p>53.25</text:p>
          </table:table-cell>
          <table:table-cell office:value-type="float" office:value="-4.59">
            <text:p>-4.59</text:p>
          </table:table-cell>
          <table:table-cell office:value-type="float" office:value="6479.0">
            <text:p>6479.0</text:p>
          </table:table-cell>
          <table:table-cell office:value-type="float" office:value="37.0">
            <text:p>37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9">
            <text:p>-5.4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8643">
            <text:p>UBA-38643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2930.84916974057">
            <text:p>2930.84916974057</text:p>
          </table:table-cell>
          <table:table-cell office:value-type="float" office:value="24.9023">
            <text:p>24.9023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7">
            <text:p>-0.57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927">
            <text:p>UBA-35927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2125.66675090943">
            <text:p>2125.66675090943</text:p>
          </table:table-cell>
          <table:table-cell office:value-type="float" office:value="27.3122">
            <text:p>27.3122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1">
            <text:p>-0.31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8">
            <text:p>SUERC-2498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8581.0">
            <text:p>8581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67">
            <text:p>-16.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